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horizontal-align="left" draw:textarea-vertical-align="top" fo:padding-top="0.2cm" fo:padding-bottom="0.2cm" fo:padding-left="0.2cm" fo:padding-right="0.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75cm" fo:min-width="0cm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0cm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38cm"/>
      <style:paragraph-properties style:writing-mode="lr-tb"/>
    </style:style>
    <style:style style:name="gr9" style:family="graphic" style:parent-style-name="objectwithoutfill">
      <style:graphic-properties draw:stroke="solid" draw:stroke-dash="Long_20_Dash" svg:stroke-color="#000000" draw:marker-end="Arrowheads_20_2" draw:marker-end-width="0.3cm" draw:fill="none" draw:textarea-horizontal-align="left" draw:textarea-vertical-align="top" fo:padding-top="0.2cm" fo:padding-bottom="0.2cm" fo:padding-left="0.2cm" fo:padding-right="0.2cm"/>
    </style:style>
    <style:style style:name="gr10" style:family="graphic" style:parent-style-name="objectwithoutfill">
      <style:graphic-properties draw:stroke="dash" draw:stroke-dash="Long_20_Dash" svg:stroke-color="#000000" draw:marker-end="Arrowheads_20_2" draw:marker-end-width="0.3cm" draw:fill="none" draw:textarea-horizontal-align="left" draw:textarea-vertical-align="top" fo:padding-top="0.2cm" fo:padding-bottom="0.2cm" fo:padding-left="0.2cm" fo:padding-right="0.2cm"/>
    </style:style>
    <style:style style:name="gr1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2" style:family="graphic" style:parent-style-name="standard">
      <style:graphic-properties svg:stroke-color="#000000" draw:fill="none" draw:textarea-horizontal-align="left" draw:textarea-vertical-align="top" draw:auto-grow-height="false" fo:min-height="13cm" fo:min-width="14.25cm"/>
      <style:paragraph-properties style:writing-mode="lr-tb"/>
    </style:style>
    <style:style style:name="gr13" style:family="graphic" style:parent-style-name="objectwithoutfill">
      <style:graphic-properties svg:stroke-color="#000000" draw:fill="none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2.69cm" fo:min-width="0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5cm" fo:min-width="0cm"/>
    </style:style>
    <style:style style:name="gr16" style:family="graphic" style:parent-style-name="standard">
      <style:graphic-properties svg:stroke-color="#000000" draw:fill="none" draw:textarea-horizontal-align="left" draw:textarea-vertical-align="top" draw:auto-grow-height="false" fo:min-height="3.538cm" fo:min-width="17.75cm"/>
      <style:paragraph-properties style:writing-mode="lr-tb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5cm" fo:min-width="0cm"/>
    </style:style>
    <style:style style:name="gr18" style:family="graphic" style:parent-style-name="standard">
      <style:graphic-properties svg:stroke-color="#000000" draw:fill="none" draw:textarea-horizontal-align="left" draw:textarea-vertical-align="top" draw:auto-grow-height="false" fo:min-height="8.25cm" fo:min-width="13.25cm"/>
      <style:paragraph-properties style:writing-mode="lr-tb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cm" fo:min-width="0cm"/>
    </style:style>
    <style:style style:name="gr20" style:family="graphic" style:parent-style-name="standard">
      <style:graphic-properties svg:stroke-color="#000000" draw:fill="none" draw:textarea-horizontal-align="left" draw:textarea-vertical-align="top" draw:auto-grow-height="false" fo:min-height="3.75cm" fo:min-width="6.5cm"/>
      <style:paragraph-properties style:writing-mode="lr-tb"/>
    </style:style>
    <style:style style:name="gr21" style:family="graphic" style:parent-style-name="objectwithoutfill">
      <style:graphic-properties svg:stroke-color="#000000" draw:marker-start="Arrowheads_20_3" draw:marker-start-width="0.3cm" draw:marker-end="Arrowheads_20_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start="Arrowheads_20_5" draw:marker-start-width="0.3cm" draw:marker-end="Arrowheads_20_6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 style:writing-mode="lr-tb"/>
      <style:text-properties fo:font-size="10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start" style:writing-mode="lr-tb"/>
      <style:text-properties fo:font-size="12pt"/>
    </style:style>
    <style:style style:name="P8" style:family="paragraph">
      <loext:graphic-properties draw:fill="none"/>
      <style:paragraph-properties fo:text-align="start"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2cm" svg:y="1cm">
          <text:p text:style-name="P1"><text:span text:style-name="T1">c</text:span><text:span text:style-name="T1">l</text:span><text:span text:style-name="T1">i</text:span><text:span text:style-name="T1">e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cm">
          <text:p text:style-name="P1"><text:span text:style-name="T1">r</text:span><text:span text:style-name="T1">e</text:span><text:span text:style-name="T1">s</text:span><text:span text:style-name="T1">o</text:span><text:span text:style-name="T1">l</text:span><text:span text:style-name="T1">v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cm" svg:y="1cm">
          <text:p text:style-name="P1"><text:span text:style-name="T1">match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cm" svg:y="1cm">
          <text:p text:style-name="P1"><text:span text:style-name="T1">s</text:span><text:span text:style-name="T1">u</text:span><text:span text:style-name="T1">b</text:span><text:span text:style-name="T1">s</text:span><text:span text:style-name="T1">c</text:span><text:span text:style-name="T1">r</text:span><text:span text:style-name="T1">i</text:span><text:span text:style-name="T1">p</text:span><text:span text:style-name="T1">t</text:span><text:span text:style-name="T1">i</text:span><text:span text:style-name="T1">o</text:span><text:span text:style-name="T1">n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cm" svg:y1="2cm" svg:x2="3.5cm" svg:y2="26.94cm">
          <text:p/>
        </draw:line>
        <draw:line draw:style-name="gr2" draw:text-style-name="P3" draw:layer="layout" svg:x1="8.5cm" svg:y1="2cm" svg:x2="8.5cm" svg:y2="26.94cm">
          <text:p/>
        </draw:line>
        <draw:line draw:style-name="gr2" draw:text-style-name="P3" draw:layer="layout" svg:x1="13.5cm" svg:y1="2cm" svg:x2="13.5cm" svg:y2="26.94cm">
          <text:p/>
        </draw:line>
        <draw:line draw:style-name="gr2" draw:text-style-name="P3" draw:layer="layout" svg:x1="18.5cm" svg:y1="2cm" svg:x2="18.5cm" svg:y2="26.94cm">
          <text:p/>
        </draw:line>
        <draw:line draw:style-name="gr3" draw:text-style-name="P4" draw:layer="layout" svg:x1="3.75cm" svg:y1="6cm" svg:x2="8.25cm" svg:y2="6cm">
          <text:p/>
        </draw:line>
        <draw:custom-shape draw:style-name="gr4" draw:text-style-name="P5" draw:layer="layout" svg:width="0.5cm" svg:height="15cm" svg:x="8.25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cm" svg:height="0.75cm" svg:x="3.75cm" svg:y="5.25cm">
          <draw:text-box>
            <text:p><text:span text:style-name="T1">m</text:span><text:span text:style-name="T1">sg </text:span><text:span text:style-name="T1">(id</text:span><text:span text:style-name="T1">, </text:span><text:span text:style-name="T1">m</text:span><text:span text:style-name="T1">d)</text:span></text:p>
          </draw:text-box>
        </draw:frame>
        <draw:custom-shape draw:style-name="gr6" draw:text-style-name="P5" draw:layer="layout" svg:width="0.5cm" svg:height="2cm" svg:x="13.25cm" svg:y="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75cm" svg:y1="8cm" svg:x2="13.25cm" svg:y2="8cm">
          <text:p/>
        </draw:line>
        <draw:frame draw:style-name="gr7" draw:text-style-name="P6" draw:layer="layout" svg:width="4.5cm" svg:height="1.199cm" svg:x="8.75cm" svg:y="6.788cm">
          <draw:text-box>
            <text:p><text:span text:style-name="T1">resolve matchers by next md (k, v) pair</text:span></text:p>
          </draw:text-box>
        </draw:frame>
        <draw:line draw:style-name="gr3" draw:text-style-name="P4" draw:layer="layout" svg:x1="13.5cm" svg:y1="10cm" svg:x2="9cm" svg:y2="10cm">
          <text:p/>
        </draw:line>
        <draw:line draw:style-name="gr3" draw:text-style-name="P4" draw:layer="layout" svg:x1="8.75cm" svg:y1="12cm" svg:x2="18.25cm" svg:y2="12cm">
          <text:p/>
        </draw:line>
        <draw:frame draw:style-name="gr5" draw:text-style-name="P6" draw:layer="layout" svg:width="4.5cm" svg:height="0.75cm" svg:x="9cm" svg:y="9.25cm">
          <draw:text-box>
            <text:p><text:span text:style-name="T1">next matchers page</text:span></text:p>
          </draw:text-box>
        </draw:frame>
        <draw:frame draw:style-name="gr8" draw:text-style-name="P6" draw:layer="layout" svg:width="9.5cm" svg:height="0.788cm" svg:x="9cm" svg:y="11.25cm">
          <draw:text-box>
            <text:p><text:span text:style-name="T1">resolve subscriptions by next matcher</text:span></text:p>
          </draw:text-box>
        </draw:frame>
        <draw:custom-shape draw:style-name="gr6" draw:text-style-name="P5" draw:layer="layout" svg:width="0.5cm" svg:height="2cm" svg:x="18.25cm" svg:y="12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25cm" svg:y1="14cm" svg:x2="9.25cm" svg:y2="14cm">
          <text:p/>
        </draw:line>
        <draw:frame draw:style-name="gr5" draw:text-style-name="P6" draw:layer="layout" svg:width="5cm" svg:height="0.75cm" svg:x="9.25cm" svg:y="13.25cm">
          <draw:text-box>
            <text:p><text:span text:style-name="T1">next subscriptions page</text:span></text:p>
          </draw:text-box>
        </draw:frame>
        <draw:line draw:style-name="gr10" draw:text-style-name="P4" draw:layer="layout" svg:x1="8.25cm" svg:y1="21cm" svg:x2="4cm" svg:y2="21cm">
          <text:p/>
        </draw:line>
        <draw:frame draw:style-name="gr5" draw:text-style-name="P6" draw:layer="layout" svg:width="1.5cm" svg:height="0.75cm" svg:x="4cm" svg:y="20.25cm">
          <draw:text-box>
            <text:p><text:span text:style-name="T1">done</text:span></text:p>
          </draw:text-box>
        </draw:frame>
        <draw:custom-shape draw:style-name="gr6" draw:text-style-name="P5" draw:layer="layout" svg:width="0.5cm" svg:height="2cm" svg:x="18.25cm" svg:y="2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cm" svg:y1="23cm" svg:x2="18.25cm" svg:y2="23cm">
          <text:p/>
        </draw:line>
        <draw:frame draw:style-name="gr5" draw:text-style-name="P6" draw:layer="layout" svg:width="13.75cm" svg:height="0.75cm" svg:x="4cm" svg:y="22.288cm">
          <draw:text-box>
            <text:p><text:span text:style-name="T1">resolve subscriptions matches by the given message id </text:span></text:p>
          </draw:text-box>
        </draw:frame>
        <draw:line draw:style-name="gr3" draw:text-style-name="P4" draw:layer="layout" svg:x1="18.5cm" svg:y1="25cm" svg:x2="4cm" svg:y2="25cm">
          <text:p/>
        </draw:line>
        <draw:frame draw:style-name="gr11" draw:text-style-name="P6" draw:layer="layout" svg:width="7cm" svg:height="0.725cm" svg:x="4cm" svg:y="24.288cm">
          <draw:text-box>
            <text:p><text:span text:style-name="T1">next subscriptions matches page</text:span></text:p>
          </draw:text-box>
        </draw:frame>
        <draw:custom-shape draw:style-name="gr12" draw:text-style-name="P8" draw:layer="layout" svg:width="14.75cm" svg:height="13.25cm" svg:x="5cm" svg:y="6.75cm">
          <text:p text:style-name="P7"><text:span text:style-name="T1">loop </text:span></text:p>
          <text:p text:style-name="P7"><text:span text:style-name="T1"/></text:p>
          <text:p text:style-name="P7"><text:span text:style-name="T1">[md (k, v)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5cm" svg:y1="7.5cm" svg:x2="6cm" svg:y2="7.5cm">
          <text:p/>
        </draw:line>
        <draw:line draw:style-name="gr13" draw:text-style-name="P3" draw:layer="layout" svg:x1="6.25cm" svg:y1="7.25cm" svg:x2="6cm" svg:y2="7.5cm">
          <text:p/>
        </draw:line>
        <draw:line draw:style-name="gr13" draw:text-style-name="P3" draw:layer="layout" svg:x1="6.268cm" svg:y1="7.276cm" svg:x2="6.268cm" svg:y2="6.776cm">
          <text:p/>
        </draw:line>
        <draw:custom-shape draw:style-name="gr14" draw:text-style-name="P5" draw:layer="layout" svg:width="0.5cm" svg:height="22.94cm" svg:x="3.25cm" svg:y="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5cm" svg:height="4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18.25cm" svg:height="3.788cm" svg:x="1cm" svg:y="21.75cm">
          <text:p text:style-name="P7"><text:span text:style-name="T1">loop </text:span></text:p>
          <text:p text:style-name="P7"><text:span text:style-name="T1"/></text:p>
          <text:p text:style-name="P7"><text:span text:style-name="T1">[sub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3" draw:layer="layout" svg:x1="1cm" svg:y1="22.5cm" svg:x2="2cm" svg:y2="22.5cm">
          <text:p/>
        </draw:line>
        <draw:line draw:style-name="gr13" draw:text-style-name="P3" draw:layer="layout" svg:x1="2.25cm" svg:y1="22.25cm" svg:x2="2cm" svg:y2="22.5cm">
          <text:p/>
        </draw:line>
        <draw:line draw:style-name="gr13" draw:text-style-name="P3" draw:layer="layout" svg:x1="2.25cm" svg:y1="22.25cm" svg:x2="2.25cm" svg:y2="21.75cm">
          <text:p/>
        </draw:line>
        <draw:line draw:style-name="gr10" draw:text-style-name="P4" draw:layer="layout" svg:x1="3.25cm" svg:y1="26.94cm" svg:x2="1cm" svg:y2="26.94cm">
          <text:p/>
        </draw:line>
        <draw:frame draw:style-name="gr5" draw:text-style-name="P6" draw:layer="layout" svg:width="1.5cm" svg:height="0.75cm" svg:x="1.25cm" svg:y="26.25cm">
          <draw:text-box>
            <text:p><text:span text:style-name="T1">done</text:span></text:p>
          </draw:text-box>
        </draw:frame>
        <draw:line draw:style-name="gr3" draw:text-style-name="P4" draw:layer="layout" svg:x1="1cm" svg:y1="4cm" svg:x2="3.25cm" svg:y2="4cm">
          <text:p/>
        </draw:line>
        <draw:frame draw:style-name="gr5" draw:text-style-name="P6" draw:layer="layout" svg:width="1.5cm" svg:height="0.75cm" svg:x="1.25cm" svg:y="3.25cm">
          <draw:text-box>
            <text:p><text:span text:style-name="T1">msg</text:span></text:p>
          </draw:text-box>
        </draw:frame>
        <draw:line draw:style-name="gr13" draw:text-style-name="P3" draw:layer="layout" svg:x1="5.5cm" svg:y1="11.75cm" svg:x2="6.5cm" svg:y2="11.75cm">
          <text:p/>
        </draw:line>
        <draw:line draw:style-name="gr13" draw:text-style-name="P3" draw:layer="layout" svg:x1="6.75cm" svg:y1="11.5cm" svg:x2="6.5cm" svg:y2="11.75cm">
          <text:p/>
        </draw:line>
        <draw:line draw:style-name="gr13" draw:text-style-name="P3" draw:layer="layout" svg:x1="6.768cm" svg:y1="11.526cm" svg:x2="6.768cm" svg:y2="11.026cm">
          <text:p/>
        </draw:line>
        <draw:line draw:style-name="gr13" draw:text-style-name="P3" draw:layer="layout" svg:x1="6cm" svg:y1="15.75cm" svg:x2="7cm" svg:y2="15.75cm">
          <text:p/>
        </draw:line>
        <draw:line draw:style-name="gr13" draw:text-style-name="P3" draw:layer="layout" svg:x1="7.25cm" svg:y1="15.5cm" svg:x2="7cm" svg:y2="15.75cm">
          <text:p/>
        </draw:line>
        <draw:line draw:style-name="gr13" draw:text-style-name="P3" draw:layer="layout" svg:x1="7.268cm" svg:y1="15.526cm" svg:x2="7.268cm" svg:y2="15.026cm">
          <text:p/>
        </draw:line>
        <draw:custom-shape draw:style-name="gr17" draw:text-style-name="P5" draw:layer="layout" svg:width="0.5cm" svg:height="9.75cm" svg:x="8.5cm" svg:y="1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3.75cm" svg:height="8.5cm" svg:x="5.5cm" svg:y="11cm">
          <text:p text:style-name="P7"><text:span text:style-name="T1">loop </text:span></text:p>
          <text:p text:style-name="P7"><text:span text:style-name="T1"/></text:p>
          <text:p text:style-name="P7"><text:span text:style-name="T1">[matcher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5" xml:id="id1" draw:id="id1" draw:layer="layout" svg:width="0.5cm" svg:height="5.25cm" svg:x="8.75cm" svg:y="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7cm" svg:height="4cm" svg:x="6cm" svg:y="15cm">
          <text:p text:style-name="P7"><text:span text:style-name="T1">loop </text:span></text:p>
          <text:p text:style-name="P7"><text:span text:style-name="T1"/></text:p>
          <text:p text:style-name="P7"><text:span text:style-name="T1">[sub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21" draw:text-style-name="P3" draw:layer="layout" svg:x1="9.25cm" svg:y1="16.625cm" svg:x2="9.25cm" svg:y2="16.625cm" draw:start-shape="id1" draw:end-shape="id1" svg:d="M9250 16625z" svg:viewBox="0 0 1 1">
            <text:p/>
          </draw:connector>
          <draw:connector draw:style-name="gr22" draw:text-style-name="P3" draw:layer="layout" svg:x1="9.25cm" svg:y1="16.625cm" svg:x2="9.25cm" svg:y2="16.625cm" draw:start-shape="id1" draw:end-shape="id1" svg:d="M9250 16625z" svg:viewBox="0 0 1 1">
            <text:p/>
          </draw:connector>
          <draw:line draw:style-name="gr13" draw:text-style-name="P3" draw:layer="layout" svg:x1="9.25cm" svg:y1="16cm" svg:x2="12cm" svg:y2="16cm">
            <text:p/>
          </draw:line>
          <draw:line draw:style-name="gr13" draw:text-style-name="P3" draw:layer="layout" svg:x1="12cm" svg:y1="16cm" svg:x2="12cm" svg:y2="18cm">
            <text:p/>
          </draw:line>
          <draw:line draw:style-name="gr23" draw:text-style-name="P3" draw:layer="layout" svg:x1="12cm" svg:y1="18cm" svg:x2="9.25cm" svg:y2="18cm">
            <text:p/>
          </draw:line>
        </draw:g>
        <draw:frame draw:style-name="gr5" draw:text-style-name="P6" draw:layer="layout" svg:width="3cm" svg:height="0.75cm" svg:x="9.25cm" svg:y="15.25cm">
          <draw:text-box>
            <text:p><text:span text:style-name="T1">enroll match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09:50:48.862654836</meta:creation-date>
    <dc:date>2022-11-28T12:11:12.233673942</dc:date>
    <meta:editing-duration>PT4H10M29S</meta:editing-duration>
    <meta:editing-cycles>5</meta:editing-cycles>
    <meta:generator>LibreOffice/7.4.2.3$Linux_X86_64 LibreOffice_project/40$Build-3</meta:generator>
    <meta:document-statistic meta:object-count="59"/>
  </office:meta>
</office:document-meta>
</file>